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20.32pt" svg:y="269.55pt">
            <draw:object draw:notify-on-update-of-ranges="Sheet1.A5:Sheet1.A15 Sheet1.B5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82.05pt" svg:height="255.23pt" svg:x="504.96pt" svg:y="269.57pt">
            <draw:object draw:notify-on-update-of-ranges="Sheet1.E5:Sheet1.E18 Sheet1.F5:Sheet1.F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666.54pt" svg:y="6.77pt">
            <draw:object draw:notify-on-update-of-ranges="Sheet1.I5:Sheet1.I18 Sheet1.J5:Sheet1.J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istance est fixée</text:p>
          </table:table-cell>
          <table:table-cell table:number-columns-repeated="3"/>
          <table:table-cell office:value-type="string" calcext:value-type="string">
            <text:p>a autre distance fixée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eur opt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facteur opti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0.001*SQRT([.E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0.001*SQRT([.E6])" office:value-type="float" office:value="0.707106781186548" calcext:value-type="float">
            <text:p>0.707106781186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250000" calcext:value-type="float">
            <text:p>25000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formula="of:=0.001*SQRT([.E7])"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0.001*SQRT([.E8])" office:value-type="float" office:value="0.447213595499958" calcext:value-type="float">
            <text:p>0.44721359549995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formula="of:=0.001*SQRT([.E9])" office:value-type="float" office:value="0.387298334620742" calcext:value-type="float">
            <text:p>0.38729833462074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0.001*SQRT([.E10])" office:value-type="float" office:value="0.316227766016838" calcext:value-type="float">
            <text:p>0.3162277660168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0.001*SQRT([.E11])" office:value-type="float" office:value="0.264575131106459" calcext:value-type="float">
            <text:p>0.26457513110645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0.001*SQRT([.E12])" office:value-type="float" office:value="0.223606797749979" calcext:value-type="float">
            <text:p>0.22360679774997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0.001*SQRT([.E13])" office:value-type="float" office:value="0.187082869338697" calcext:value-type="float">
            <text:p>0.18708286933869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0.001*SQRT([.E14])" office:value-type="float" office:value="0.158113883008419" calcext:value-type="float">
            <text:p>0.15811388300841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0.001*SQRT([.E15])" office:value-type="float" office:value="0.122474487139159" calcext:value-type="float">
            <text:p>0.12247448713915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table:formula="of:=0.001*SQRT([.E16])"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0.001*SQRT([.E17])" office:value-type="float" office:value="0.0836660026534076" calcext:value-type="float">
            <text:p>0.0836660026534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0.001*SQRT([.E18])" office:value-type="float" office:value="0.0632455532033676" calcext:value-type="float">
            <text:p>0.06324555320336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8">
          <table:table-cell table:number-columns-repeated="10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facteur opiti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8:32:30.205905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7:22:05.366423129</meta:creation-date>
    <meta:generator>LibreOffice/6.2.2.2$Linux_X86_64 LibreOffice_project/20$Build-2</meta:generator>
    <dc:date>2019-04-07T19:06:33.906300781</dc:date>
    <meta:editing-duration>PT5M40S</meta:editing-duration>
    <meta:editing-cycles>2</meta:editing-cycles>
    <meta:document-statistic meta:table-count="1" meta:cell-count="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A5:Sheet1.B15" svg:x="0.753cm" svg:y="0.633cm" svg:width="12.723cm" svg:height="9.201cm">
          <chartooo:coordinate-region svg:x="1.374cm" svg:y="0.833cm" svg:width="12.00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5" chart:class="chart:scatter">
            <chart:domain table:cell-range-address="Sheet1.A5:Sheet1.A15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Sheet1.A5:Sheet1.A15</svg:desc>
                </draw:g>
              </table:table-cell>
              <table:table-cell office:value-type="float" office:value="1">
                <text:p>1</text:p>
                <draw:g>
                  <svg:desc>Sheet1.B5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">
                <text:p>75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9cm" svg:height="9.005cm" xlink:href=".." xlink:type="simple" chart:class="chart:scatter" chart:style-name="ch1">
        <chart:legend chart:legend-position="end" svg:x="25.353cm" svg:y="4.203cm" style:legend-expansion="high" chart:style-name="ch2"/>
        <chart:plot-area chart:style-name="ch3" table:cell-range-address="Sheet1.E5:Sheet1.F18" svg:x="0.551cm" svg:y="0.18cm" svg:width="24.251cm" svg:height="8.645cm">
          <chartooo:coordinate-region svg:x="0.987cm" svg:y="0.379cm" svg:width="23.16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18" chart:class="chart:scatter">
            <chart:domain table:cell-range-address="Sheet1.E5:Sheet1.E18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E5:Sheet1.E18</svg:desc>
                </draw:g>
              </table:table-cell>
              <table:table-cell office:value-type="float" office:value="1">
                <text:p>1</text:p>
                <draw:g>
                  <svg:desc>Sheet1.F5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">
                <text:p>1500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">
                <text:p>35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0">
                <text:p>150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88cm" svg:y="4.203cm" style:legend-expansion="high" chart:style-name="ch2"/>
        <chart:plot-area chart:style-name="ch3" table:cell-range-address="Sheet1.I5:Sheet1.J18" svg:x="0.319cm" svg:y="0.18cm" svg:width="13.15cm" svg:height="8.645cm">
          <chartooo:coordinate-region svg:x="0.755cm" svg:y="0.379cm" svg:width="12.47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8" chart:class="chart:scatter">
            <chart:domain table:cell-range-address="Sheet1.I5:Sheet1.I1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5:Sheet1.I18</svg:desc>
                </draw:g>
              </table:table-cell>
              <table:table-cell office:value-type="float" office:value="1">
                <text:p>1</text:p>
                <draw:g>
                  <svg:desc>Sheet1.J5:Sheet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7298334620742">
                <text:p>0.38729833462074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4575131106459">
                <text:p>0.26457513110645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7082869338697">
                <text:p>0.18708286933869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474487139159">
                <text:p>0.12247448713915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6660026534076">
                <text:p>0.0836660026534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32455532033676">
                <text:p>0.063245553203367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